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211" officeooo:paragraph-rsid="00042211"/>
    </style:style>
    <style:style style:name="P2" style:family="paragraph" style:parent-style-name="Standard">
      <style:text-properties officeooo:rsid="00042211" officeooo:paragraph-rsid="000484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8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digo de retorno:</text:p>
      <text:p text:style-name="P1">0: Sucesso.</text:p>
      <text:p text:style-name="P1">1: Erro de parâmetro inválido.</text:p>
      <text:p text:style-name="P1">2: Erro de item não encontrado.</text:p>
      <text:p text:style-name="P1">3: Erro de operação inválida (item já existente).</text:p>
      <text:p text:style-name="P1">4: Erro de dependência ou restrição (tentativa de excluir livro com empréstimo ativo).</text:p>
      <text:p text:style-name="P1">5: Erro desconhecido.</text:p>
      <text:p text:style-name="P1"/>
      <text:p text:style-name="P1"/>
      <text:p text:style-name="P1">Livro</text:p>
      <text:p text:style-name="P1"/>
      <text:p text:style-name="P1"><text:span text:style-name="T1">cria_livro</text:span>(isbn , nome, autor, editora, ano_publicacao, qtd_copias)</text:p>
      <text:p text:style-name="P1">(1) Título ou autor ausente (parâmetro inválido).</text:p>
      <text:p text:style-name="P1">(3) Tentativa de criar um livro com ID (isbn) já existente (livro duplicado).</text:p>
      <text:p text:style-name="P1">(5) Falha ao acessar banco de dados (erro de sistema).</text:p>
      <text:p text:style-name="P1"/>
      <text:p text:style-name="P1"/>
      <text:p text:style-name="P2"><text:span text:style-name="T1">edita_livro</text:span>(isbn , nome?, autor?, editora?, ano_publicacao?, qtd_copias?)</text:p>
      <text:p text:style-name="P1">(1) Tentar editar com campos de dados inválidos (número de cópias negativo).</text:p>
      <text:p text:style-name="P1">(2) Editar um livro inexistente (ID não encontrado).</text:p>
      <text:p text:style-name="P1">(5) Falha ao atualizar o livro no banco de dados (erro de sistema).</text:p>
      <text:p text:style-name="P1"/>
      <text:p text:style-name="P1"><text:span text:style-name="T1">exclui_livro</text:span>(<text:span text:style-name="T2">isbn</text:span>)</text:p>
      <text:p text:style-name="P1">(2) Tentar excluir um livro inexistente (ID não encontrado).</text:p>
      <text:p text:style-name="P1">(4) Tentar excluir um livro que tem empréstimos ativos.</text:p>
      <text:p text:style-name="P1">(5) Falha ao excluir o livro no banco de dados (erro de sistema).</text:p>
      <text:p text:style-name="P1"/>
      <text:p text:style-name="P2"><text:span text:style-name="T1">lista_livros</text:span>(nome?, autor?, editora?, ano_publicacao?, qtd_copias?)</text:p>
      <text:p text:style-name="P1">(5) Falha ao acessar a lista de livros (erro de sistema).</text:p>
      <text:p text:style-name="P1"/>
      <text:p text:style-name="P1">Emprestimo</text:p>
      <text:p text:style-name="P1"/>
      <text:p text:style-name="P1"><text:span text:style-name="T1">gera_emprestimo</text:span>()</text:p>
      <text:p text:style-name="P1">(1) Parâmetros inválidos (livro ou usuário ausente).</text:p>
      <text:p text:style-name="P1">(3) Tentar gerar um empréstimo para um livro já emprestado.</text:p>
      <text:p text:style-name="P1">(4) Tentativa de empréstimo por um usuário bloqueado ou com multas pendentes.</text:p>
      <text:p text:style-name="P1">(5) Falha no processo de gerar empréstimo (erro de sistema).</text:p>
      <text:p text:style-name="P1"/>
      <text:p text:style-name="P1"><text:span text:style-name="T1">exclui_emprestimo</text:span>()</text:p>
      <text:p text:style-name="P1">(2) Tentativa de excluir um empréstimo inexistente (ID não encontrado).</text:p>
      <text:p text:style-name="P1">(3) Tentativa de excluir um empréstimo já encerrado.</text:p>
      <text:p text:style-name="P1">(5) Falha ao excluir o empréstimo no sistema (erro de sistema).</text:p>
      <text:p text:style-name="P1"/>
      <text:p text:style-name="P1"><text:span text:style-name="T1">acaba_emprestimo</text:span>()</text:p>
      <text:p text:style-name="P1">(2) Tentar encerrar um empréstimo inexistente.</text:p>
      <text:p text:style-name="P1">(4) Tentativa de encerrar um empréstimo sem devolver o livro.</text:p>
      <text:p text:style-name="P1">(5) Falha ao encerrar o empréstimo no sistema.</text:p>
      <text:p text:style-name="P1"/>
      <text:p text:style-name="P1"><text:span text:style-name="T1"/></text:p>
      <text:p text:style-name="P1"><text:soft-page-break/><text:span text:style-name="T1">PesquisaEmprestimo</text:span>()</text:p>
      <text:p text:style-name="P1">(1) Parâmetros de pesquisa inválidos (datas em formato incorreto).</text:p>
      <text:p text:style-name="P1">(2) Nenhum empréstimo encontrado para os parâmetros fornecidos.</text:p>
      <text:p text:style-name="P1">(5) Erro ao realizar pesquisa de empréstimos no banco de dados.</text:p>
      <text:p text:style-name="P1"/>
      <text:p text:style-name="P1"><text:span text:style-name="T1">visualizaEmprestimo</text:span>()</text:p>
      <text:p text:style-name="P1">(2) Tentativa de visualizar um empréstimo inexistente.</text:p>
      <text:p text:style-name="P1">(5) Falha ao acessar detalhes do empréstimo no banco de dados.</text:p>
      <text:p text:style-name="P1"/>
      <text:p text:style-name="P1">Multa</text:p>
      <text:p text:style-name="P1"><text:span text:style-name="T1"/></text:p>
      <text:p text:style-name="P1"><text:span text:style-name="T1">gera_multa</text:span>()</text:p>
      <text:p text:style-name="P1">(1) Parâmetros inválidos ao gerar multa (valor negativo).</text:p>
      <text:p text:style-name="P1">(3) Tentativa de gerar multa para um empréstimo que já tem multa.</text:p>
      <text:p text:style-name="P1">(5) Falha no processo de geração de multa (erro de sistema).</text:p>
      <text:p text:style-name="P1"/>
      <text:p text:style-name="P1"><text:span text:style-name="T1">visualiza_multa</text:span>()</text:p>
      <text:p text:style-name="P1">(2) Tentativa de visualizar uma multa inexistente.</text:p>
      <text:p text:style-name="P1">(5) Falha ao acessar detalhes da multa no banco de dados.</text:p>
      <text:p text:style-name="P1"/>
      <text:p text:style-name="P1"><text:span text:style-name="T1">encerrar_multa</text:span>()</text:p>
      <text:p text:style-name="P1">(2) Tentar encerrar uma multa inexistente.</text:p>
      <text:p text:style-name="P1">(3) Tentar encerrar uma multa que já foi encerrada.</text:p>
      <text:p text:style-name="P1">(5) Falha ao encerrar a multa no sistema.</text:p>
      <text:p text:style-name="P1"/>
      <text:p text:style-name="P1"><text:span text:style-name="T1">pagar_multa</text:span>()</text:p>
      <text:p text:style-name="P1">(2) Tentativa de pagar uma multa inexistente.</text:p>
      <text:p text:style-name="P1">(3) Tentativa de pagar uma multa já paga.</text:p>
      <text:p text:style-name="P1">(5) Falha no processamento do pagamento no sistema.</text:p>
      <text:p text:style-name="P1"/>
      <text:p text:style-name="P1">Usuario</text:p>
      <text:p text:style-name="P1"/>
      <text:p text:style-name="P1"><text:span text:style-name="T1">criaUsuario</text:span>()</text:p>
      <text:p text:style-name="P1">(1) Nome, telefone ou email ausente ou inválido.</text:p>
      <text:p text:style-name="P1">(3) Tentativa de criar um usuário com ID já existente.</text:p>
      <text:p text:style-name="P1">(5) Falha ao criar o usuário no banco de dados.</text:p>
      <text:p text:style-name="P1"/>
      <text:p text:style-name="P1"><text:span text:style-name="T1">editaUsuario</text:span>()</text:p>
      <text:p text:style-name="P1">(1) Dados inválidos na tentativa de edição (email em formato incorreto).</text:p>
      <text:p text:style-name="P1">(2) Tentar editar um usuário inexistente.</text:p>
      <text:p text:style-name="P1">(5) Falha ao atualizar informações do usuário no sistema.</text:p>
      <text:p text:style-name="P1"/>
      <text:p text:style-name="P1"><text:span text:style-name="T1">excluiUsuario</text:span>()</text:p>
      <text:p text:style-name="P1">(2) Tentativa de excluir um usuário inexistente.</text:p>
      <text:p text:style-name="P1">(4) Tentativa de excluir um usuário que tem empréstimos ativos.</text:p>
      <text:p text:style-name="P1">(5) Falha ao excluir o usuário no banco de dados.</text:p>
      <text:p text:style-name="P1"/>
      <text:p text:style-name="P1"><text:span text:style-name="T1">visualizaUsuario</text:span>()</text:p>
      <text:p text:style-name="P1">(2) Tentativa de visualizar um usuário inexistente.</text:p>
      <text:p text:style-name="P1"><text:soft-page-break/>(5) Falha ao acessar detalhes do usuário no banco de dados.</text:p>
      <text:p text:style-name="P1"/>
      <text:p text:style-name="P1">Funções Gerais</text:p>
      <text:p text:style-name="P1"/>
      <text:p text:style-name="P1"><text:span text:style-name="T1">inicializar_sistema</text:span>()</text:p>
      <text:p text:style-name="P1">(5) Falha ao carregar arquivos de configuração ou banco de dados.</text:p>
      <text:p text:style-name="P1">(5) Falha ao inicializar componentes essenciais (erro de sistema).</text:p>
      <text:p text:style-name="P1"/>
      <text:p text:style-name="P1"><text:span text:style-name="T1">menu_principal</text:span>()</text:p>
      <text:p text:style-name="P1">(1) Entrada inválida ao selecionar uma opção do menu.</text:p>
      <text:p text:style-name="P1">(5) Falha ao processar a navegação de menu (erro de sistema).</text:p>
      <text:p text:style-name="P1"/>
      <text:p text:style-name="P1"><text:span text:style-name="T1">gera_relatorio_emprestimo</text:span>()</text:p>
      <text:p text:style-name="P1">(2) Nenhum empréstimo encontrado para gerar o relatório.</text:p>
      <text:p text:style-name="P1">(5) Falha ao gerar o relatório (erro de sistema).</text:p>
      <text:p text:style-name="P1"/>
      <text:p text:style-name="P1">ConversorTexto</text:p>
      <text:p text:style-name="P1"/>
      <text:p text:style-name="P1"><text:span text:style-name="T1">converteTextoUtf8ParaUtf32</text:span>()</text:p>
      <text:p text:style-name="P1">(1) Arquivo de entrada inválido ou formato de texto incorreto.</text:p>
      <text:p text:style-name="P1">(5) Falha ao realizar conversão UTF-8 para UTF-32 (erro de sistema).</text:p>
      <text:p text:style-name="P1">converteTextoUtf32ParaUtf8()</text:p>
      <text:p text:style-name="P1">(1) Arquivo de entrada inválido ou formato de texto incorreto.</text:p>
      <text:p text:style-name="P1">(5) Falha ao realizar conversão UTF-32 para UTF-8 (erro de sistem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6:25:45.177947645</meta:creation-date>
    <meta:print-date>2024-10-09T16:59:13.560544819</meta:print-date>
    <meta:printed-by>PDF files</meta:printed-by>
    <dc:date>2024-10-21T16:51:24.096146150</dc:date>
    <meta:editing-duration>PT24M47S</meta:editing-duration>
    <meta:editing-cycles>2</meta:editing-cycles>
    <meta:generator>LibreOffice/7.6.5.2$Linux_X86_64 LibreOffice_project/38d5f62f85355c192ef5f1dd47c5c0c0c6d6598b</meta:generator>
    <meta:document-statistic meta:table-count="0" meta:image-count="0" meta:object-count="0" meta:page-count="3" meta:paragraph-count="92" meta:word-count="621" meta:character-count="4125" meta:non-whitespace-character-count="3596"/>
  </office:meta>
</office:document-meta>
</file>